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100000014557B6E6E8298EB662.png" manifest:media-type="image/png"/>
  <manifest:file-entry manifest:full-path="Pictures/100000010000025D00000160CB5B773C54742A29.png" manifest:media-type="image/png"/>
  <manifest:file-entry manifest:full-path="Pictures/1000000100000195000001C9CE8C8276DE86BBC9.png" manifest:media-type="image/png"/>
  <manifest:file-entry manifest:full-path="Pictures/100000010000025D00000160EDBF55440FF2A087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6.006cm" svg:height="9.312cm" svg:x="2.139cm" svg:y="8.198cm">
          <draw:image xlink:href="Pictures/100000010000025D00000160EDBF55440FF2A087.png" xlink:type="simple" xlink:show="embed" xlink:actuate="onLoad" draw:mime-type="image/png">
            <text:p/>
          </draw:image>
        </draw:frame>
        <draw:frame draw:style-name="gr1" draw:text-style-name="P1" draw:layer="layout" svg:width="10.715cm" svg:height="12.09cm" svg:x="-2.492cm" svg:y="16.875cm">
          <draw:image xlink:href="Pictures/1000000100000195000001C9CE8C8276DE86BBC9.png" xlink:type="simple" xlink:show="embed" xlink:actuate="onLoad" draw:mime-type="image/png">
            <text:p/>
          </draw:image>
        </draw:frame>
        <draw:frame draw:style-name="gr1" draw:text-style-name="P1" draw:layer="layout" svg:width="16.006cm" svg:height="9.312cm" svg:x="1.952cm" svg:y="0.365cm">
          <draw:image xlink:href="Pictures/100000010000025D00000160CB5B773C54742A29.png" xlink:type="simple" xlink:show="embed" xlink:actuate="onLoad" draw:mime-type="image/png">
            <text:p/>
          </draw:image>
        </draw:frame>
        <draw:frame draw:style-name="gr1" draw:text-style-name="P1" draw:layer="layout" svg:width="18.999cm" svg:height="7.875cm" svg:x="8.036cm" svg:y="16.875cm">
          <draw:image xlink:href="Pictures/10000001000003100000014557B6E6E8298EB662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8-11T11:13:44.171588418</meta:creation-date>
    <dc:date>2022-08-11T12:42:36.077915760</dc:date>
    <meta:editing-duration>PT48M10S</meta:editing-duration>
    <meta:editing-cycles>1</meta:editing-cycles>
    <meta:document-statistic meta:object-count="4"/>
    <meta:generator>LibreOffice/7.3.5.2$Linux_X86_64 LibreOffice_project/30$Build-2</meta:generator>
  </office:meta>
</office:document-meta>
</file>